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d049" officeooo:paragraph-rsid="0019d049"/>
    </style:style>
    <style:style style:name="P2" style:family="paragraph" style:parent-style-name="Standard">
      <style:text-properties style:font-name="Arial" fo:font-weight="bold" officeooo:rsid="0019d049" officeooo:paragraph-rsid="0019d049" style:font-weight-asian="bold" style:font-weight-complex="bold"/>
    </style:style>
    <style:style style:name="P3" style:family="paragraph" style:parent-style-name="Standard">
      <style:text-properties style:font-name="Arial" fo:font-weight="bold" officeooo:rsid="0019d049" officeooo:paragraph-rsid="001b9b66" style:font-weight-asian="bold" style:font-weight-complex="bold"/>
    </style:style>
    <style:style style:name="P4" style:family="paragraph" style:parent-style-name="Standard">
      <style:text-properties style:font-name="Arial" fo:font-weight="bold" officeooo:rsid="001b9b66" officeooo:paragraph-rsid="001b9b66" style:font-weight-asian="bold" style:font-weight-complex="bold"/>
    </style:style>
    <style:style style:name="P5" style:family="paragraph" style:parent-style-name="Standard">
      <style:text-properties style:font-name="Arial" fo:font-weight="bold" officeooo:rsid="001d803a" officeooo:paragraph-rsid="001d803a" style:font-weight-asian="bold" style:font-weight-complex="bold"/>
    </style:style>
    <style:style style:name="P6" style:family="paragraph" style:parent-style-name="Standard">
      <style:text-properties style:font-name="Arial" fo:font-weight="bold" officeooo:rsid="001f24ee" officeooo:paragraph-rsid="001f24ee" style:font-weight-asian="bold" style:font-weight-complex="bold"/>
    </style:style>
    <style:style style:name="P7" style:family="paragraph" style:parent-style-name="Standard">
      <style:text-properties style:font-name="Arial" fo:font-weight="bold" officeooo:rsid="0021c6db" officeooo:paragraph-rsid="0021c6db" style:font-weight-asian="bold" style:font-weight-complex="bold"/>
    </style:style>
    <style:style style:name="P8" style:family="paragraph" style:parent-style-name="Standard">
      <style:text-properties style:font-name="Arial" fo:font-weight="normal" officeooo:rsid="0019d049" officeooo:paragraph-rsid="0019d049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f24ee" officeooo:paragraph-rsid="001f24ee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cedf" officeooo:paragraph-rsid="0020cedf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1c6db" officeooo:paragraph-rsid="0021c6d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22a209" officeooo:paragraph-rsid="0021c6db" style:font-weight-asian="normal" style:font-weight-complex="normal"/>
    </style:style>
    <style:style style:name="P13" style:family="paragraph" style:parent-style-name="Standard">
      <style:text-properties style:font-name="Arial" officeooo:rsid="0019d049" officeooo:paragraph-rsid="0019d0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a209" style:font-weight-asian="normal" style:font-weight-complex="normal"/>
    </style:style>
    <style:style style:name="T4" style:family="text">
      <style:text-properties officeooo:rsid="001b9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1 </text:span>– SERVIDOR DHCP NO LINUX 02 – ATIVANDO E TESTANDO O ESCOPO CRIADO</text:p>
      <text:p text:style-name="P1"/>
      <text:p text:style-name="P1"><text:span text:style-name="T1">*** SERVIDOR DHCP NO LINUX ***</text:span></text:p>
      <text:p text:style-name="P2"/>
      <text:p text:style-name="P2">1. <text:span text:style-name="T2">Interface de rede do servidor</text:span></text:p>
      <text:p text:style-name="P8"/>
      <text:p text:style-name="P8">– IP Fixo</text:p>
      <text:p text:style-name="P8">– Instalar o pacote do Servidor DHCP:</text:p>
      <text:p text:style-name="P8"><text:s text:c="3"/>isc-dhcp-server</text:p>
      <text:p text:style-name="P8"/>
      <text:p text:style-name="P2">2. <text:span text:style-name="T2">Arquivo de configuração do servidor DHCP:</text:span></text:p>
      <text:p text:style-name="P8">/etc/dhcp/dhcpd.conf</text:p>
      <text:p text:style-name="P8"/>
      <text:p text:style-name="P8">Configuração de teste: </text:p>
      <text:p text:style-name="P8">ddns-update-style none;</text:p>
      <text:p text:style-name="P8"/>
      <text:p text:style-name="P2">3. <text:span text:style-name="T2">Verificar erro de sintaxe:</text:span></text:p>
      <text:p text:style-name="P8">dhcpd -t</text:p>
      <text:p text:style-name="P8"/>
      <text:p text:style-name="P2">4. <text:span text:style-name="T2">Especificar interfaces a serem usadas arquivo </text:span>/etc/default/isc-server</text:p>
      <text:p text:style-name="P2"/>
      <text:p text:style-name="P3">/etc/default/isc-server <text:span text:style-name="T4">status</text:span></text:p>
      <text:p text:style-name="P4"/>
      <text:p text:style-name="P4">grep dhcpd/var/log/syslog</text:p>
      <text:p text:style-name="P4"/>
      <text:p text:style-name="P5">5. <text:span text:style-name="T2">Iniciar /parar /reiniciar o servidor DHCP service </text:span>isc-dhcp-server start | stop | restart |start</text:p>
      <text:p text:style-name="P4"/>
      <text:p text:style-name="P6">6. <text:span text:style-name="T2">Se houverem problemas verificar logs:</text:span></text:p>
      <text:p text:style-name="P9">grep dhcpd /var/log/syslog</text:p>
      <text:p text:style-name="P9"/>
      <text:p text:style-name="P10">cat /var/lib/dhcp/dchpd.leases</text:p>
      <text:p text:style-name="P10"/>
      <text:p text:style-name="P7">7. <text:span text:style-name="T2">Como verificar as concessões ativas:</text:span></text:p>
      <text:p text:style-name="P11"/>
      <text:p text:style-name="P7"><text:span text:style-name="T2">cat <text:s/>/var/lib/dhcp/dhcpd.leases </text:span><text:span text:style-name="T3">| less</text:span></text:p>
      <text:p text:style-name="P12"/>
      <text:p text:style-name="P12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13:21:39.544459223</meta:creation-date>
    <dc:date>2020-04-02T21:58:15.930069801</dc:date>
    <meta:editing-duration>PT30M21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101" meta:character-count="739" meta:non-whitespace-character-count="650"/>
  </office:meta>
</office:document-meta>
</file>